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Apl" svg:width="4.009cm" svg:height="3.888cm" svg:x="5.051cm" svg:y="4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line draw:style-name="gr2" draw:text-style-name="P1" draw:layer="Apl" svg:x1="6.053cm" svg:y1="5.332cm" svg:x2="13.951cm" svg:y2="17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pl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Apel</meta:initial-creator>
    <meta:creation-date>2015-02-27T21:39:37.081488500</meta:creation-date>
    <dc:date>2015-02-28T12:54:18.833917101</dc:date>
    <dc:creator>Dieter Apel</dc:creator>
    <meta:editing-duration>P0D</meta:editing-duration>
    <meta:editing-cycles>2</meta:editing-cycles>
    <meta:generator>LibreOffice/4.2.7.2$Linux_x86 LibreOffice_project/420m0$Build-2</meta:generator>
    <meta:document-statistic meta:object-count="2"/>
  </office:meta>
</office:document-meta>
</file>